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5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hapter 2 extra: lscpu, lshw, hwinfo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Chapter 4: file, less</text:p>
              </text:list-item>
              <text:list-item>
                <text:p>Chapter 5: cp, mv, rm, mkdir, rmd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lscpu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isplay information about the CPU architectur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lshw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list hardware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hwinfo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probe for hardwar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file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determine file type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ss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less - opposite of more</text:p>
              </text:list-item>
              <text:list-item>
                <text:p>more - file perusal filter for crt viewing(file viewing)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make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mkdir dir1 dir2 dir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move empty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rmdir dir1 dir2 dir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rm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move files or directories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Usage: rm -i filename</text:p>
              </text:list-item>
              <text:list-item>
                <text:p>(THEN PRESS Y/y + Enter)</text:p>
              </text:list-item>
              <text:list-item>
                <text:p>Delete a directory: rm -r dir1</text:p>
              </text:list-item>
              <text:list-item>
                <text:p>Delete a file: rm filen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17T14:47:38.918825353</dc:date>
    <meta:editing-duration>PT1H26M</meta:editing-duration>
    <meta:editing-cycles>19</meta:editing-cycles>
    <meta:generator>LibreOffice/6.0.7.3$Linux_X86_64 LibreOffice_project/00m0$Build-3</meta:generator>
    <meta:document-statistic meta:object-count="77"/>
  </office:meta>
</office:document-meta>
</file>